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3.082cm"/>
    </style:style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fo:background-color="#faa61a"/>
    </style:style>
    <style:style style:name="ce19" style:family="table-cell" style:parent-style-name="Default" style:data-style-name="N37"/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0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37"/>
    <style:style style:name="ce22" style:family="table-cell" style:parent-style-name="Default">
      <style:table-cell-properties fo:background-color="#faa61a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10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09" calcext:value-type="date">
            <text:p>09/01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date" office:date-value="2021-01-16" calcext:value-type="date">
            <text:p>16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17" calcext:value-type="date">
            <text:p>17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18" calcext:value-type="date">
            <text:p>18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19" calcext:value-type="date">
            <text:p>1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22" calcext:value-type="date">
            <text:p>22/01/21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date" office:date-value="2021-01-23" calcext:value-type="date">
            <text:p>23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1-29" calcext:value-type="date">
            <text:p>2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2-01" calcext:value-type="date">
            <text:p>01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2-02" calcext:value-type="date">
            <text:p>0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2-22" calcext:value-type="date">
            <text:p>2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2-28" calcext:value-type="date">
            <text:p>28/02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3-13" calcext:value-type="date">
            <text:p>13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3-21" calcext:value-type="date">
            <text:p>21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table:formula="of:=SUM([.A2:.A71])" office:value-type="float" office:value="138" calcext:value-type="float">
            <text:p>138</text:p>
          </table:table-cell>
          <table:table-cell table:style-name="ce2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1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23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1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28/04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5/06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9/06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23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table:style-name="ce21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29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5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7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0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4/08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7/08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4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6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8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2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4" table:formula="of:=SUM([.A2:.A41])" office:value-type="float" office:value="48" calcext:value-type="float">
            <text:p>48</text:p>
          </table:table-cell>
          <table:table-cell table:style-name="ce24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5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27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2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26"/>
        <table:table-column table:style-name="co1" table:default-cell-style-name="ce27"/>
        <table:table-column table:style-name="co1" table:number-columns-repeated="62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26"/>
        <table:table-column table:style-name="co1" table:number-columns-repeated="6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7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27"/>
          <table:table-cell table:number-columns-repeated="62"/>
        </table:table-row>
        <table:table-row table:style-name="ro1">
          <table:table-cell/>
          <table:table-cell table:style-name="ce27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26"/>
        <table:table-column table:style-name="co1" table:default-cell-style-name="ce26"/>
        <table:table-column table:style-name="co12" table:default-cell-style-name="ce26"/>
        <table:table-column table:style-name="co1" table:number-columns-repeated="1021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7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7" office:value-type="string" calcext:value-type="string">
            <text:p>20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string" calcext:value-type="string">
            <text:p>21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1" table:number-columns-repeated="1021" table:default-cell-style-name="ce26"/>
        <table:table-row table:style-name="ro1">
          <table:table-cell table:style-name="ce47" office:value-type="string" calcext:value-type="string">
            <text:p>Time (in hours)</text:p>
          </table:table-cell>
          <table:table-cell table:style-name="ce47" office:value-type="string" calcext:value-type="string">
            <text:p>Date</text:p>
          </table:table-cell>
          <table:table-cell table:style-name="ce47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9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50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9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1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26" table:number-columns-repeated="3"/>
          <table:table-cell table:number-columns-repeated="1021"/>
        </table:table-row>
        <table:table-row table:style-name="ro1">
          <table:table-cell table:style-name="ce26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2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7">00/00/0000</text:date>, <text:time style:data-style-name="N2" text:time-value="09:36:41.9085369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27T09:37:14.281644861</dc:date>
    <meta:creation-date>2014-12-14T08:12:00Z</meta:creation-date>
    <meta:editing-cycles>575</meta:editing-cycles>
    <meta:editing-duration>PT23H28M43S</meta:editing-duration>
    <meta:generator>LibreOffice/7.0.3.1$Linux_X86_64 LibreOffice_project/d7547858d014d4cf69878db179d326fc3483e082</meta:generator>
    <meta:document-statistic meta:table-count="10" meta:cell-count="1722" meta:object-count="0"/>
  </office:meta>
</office:document-meta>
</file>